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style:writing-mode="lr-tb"/>
    </style:style>
    <style:style style:name="P3" style:family="paragraph" style:parent-style-name="Text_20_body">
      <style:paragraph-properties fo:margin-top="0in" fo:margin-bottom="0in" loext:contextual-spacing="false"/>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10-1 Discussion: Career Tips</text:h>
      <text:p text:style-name="P1">Michael Surdek posted Oct 27, 2022 7:21 PM</text:p>
      <text:p text:style-name="P1"><text:bookmark text:name="d2l_1_94_373"/></text:p>
      <text:section text:style-name="Sect1" text:name="d2l_1_96_153">
        <text:p text:style-name="P2">Dr Letort had many great tips in the video but there was one recommendation especially that stood out to me, which is the benefit of using public platforms to create an online portfolio. Before I started this program and I was researching the field, I saw this advice very often, so much in fact that I used a free website builder to post a few side projects and eventually some schoolwork. However, as we moved further in our program and I landed my first position in analytics, I have not kept up with the way that I planned. Although I am satisfied and planning to grow in my current role, I still believe this tip from Dr Letort is the most important for people looking to advance in data science. For that reason, I have plans to convert the website to a code and repository-based framework, ideally using Quarto from RStudio, and to begin developing analytics on the side perhaps with something like data from the PGA Tour. This will not only be a great way to hone my skills, but also to showcase what I have learned throughout this program and what I will in the future. Hopefully, this is the kind of thing that can set me apart either when I am looking for a new role again or possibly even trying to take on clients as a consulting gig.</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5T22:45:04.108442092</meta:creation-date>
    <dc:date>2022-10-28T20:55:16.572446709</dc:date>
    <meta:editing-duration>PT6M45S</meta:editing-duration>
    <meta:editing-cycles>10</meta:editing-cycles>
    <meta:generator>LibreOffice/6.4.7.2$Linux_X86_64 LibreOffice_project/40$Build-2</meta:generator>
    <meta:document-statistic meta:table-count="0" meta:image-count="0" meta:object-count="0" meta:page-count="1" meta:paragraph-count="3" meta:word-count="244" meta:character-count="1317" meta:non-whitespace-character-count="1076"/>
  </office:meta>
</office:document-meta>
</file>